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mas de ajedrez" table:style-name="ta1">
        <table:shapes>
          <draw:frame draw:z-index="0" draw:style-name="gr1" draw:text-style-name="P1" svg:width="159.96mm" svg:height="90.04mm" svg:x="113.98mm" svg:y="23.91mm">
            <loext:p draw:notify-on-update-of-ranges="'Damas de ajedrez'.B6:'Damas de ajedrez'.B6 'Damas de ajedrez'.B7:'Damas de ajedrez'.B53 'Damas de ajedrez'.D6:'Damas de ajedrez'.D6 'Damas de ajedrez'.D7:'Damas de ajedrez'.D5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6mm" svg:height="90.04mm" svg:x="113.98mm" svg:y="127.23mm">
            <loext:p draw:notify-on-update-of-ranges="'Damas de ajedrez'.B6:'Damas de ajedrez'.B6 'Damas de ajedrez'.B7:'Damas de ajedrez'.B53 'Damas de ajedrez'.C6:'Damas de ajedrez'.C6 'Damas de ajedrez'.C7:'Damas de ajedrez'.C5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8" table:default-cell-style-name="Default"/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11" table:number-rows-spanned="3">
            <text:p>Algoritmo de Damas de ajedrez</text:p>
          </table:table-cell>
          <table:covered-table-cell table:number-columns-repeated="2" table:style-name="Default"/>
          <table:covered-table-cell table:number-columns-repeated="8"/>
        </table:table-row>
        <table:table-row table:style-name="ro1">
          <table:table-cell/>
          <table:covered-table-cell table:number-columns-repeated="3" table:style-name="Default"/>
          <table:covered-table-cell table:number-columns-repeated="8"/>
        </table:table-row>
        <table:table-row table:style-name="ro1">
          <table:table-cell/>
          <table:covered-table-cell table:number-columns-repeated="3" table:style-name="Default"/>
          <table:covered-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(N)</text:p>
          </table:table-cell>
          <table:table-cell office:value-type="string" calcext:value-type="string">
            <text:p>tiempo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style-name="ce3" office:value-type="float" office:value="0.000005" calcext:value-type="float">
            <text:p>5,00E-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0.0000031" calcext:value-type="float">
            <text:p>3,10E-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style-name="ce3" office:value-type="float" office:value="0.0000209" calcext:value-type="float">
            <text:p>2,09E-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style-name="ce3" office:value-type="float" office:value="0.0000063" calcext:value-type="float">
            <text:p>6,30E-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style-name="ce3" office:value-type="float" office:value="0.0001019" calcext:value-type="float">
            <text:p>1,02E-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style-name="ce3" office:value-type="float" office:value="0.0000421" calcext:value-type="float">
            <text:p>4,21E-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0.0001258" calcext:value-type="float">
            <text:p>1,26E-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style-name="ce3" office:value-type="float" office:value="0.0000618" calcext:value-type="float">
            <text:p>6,18E-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style-name="ce3" office:value-type="float" office:value="0.0003666" calcext:value-type="float">
            <text:p>3,67E-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style-name="ce3" office:value-type="float" office:value="0.0001784" calcext:value-type="float">
            <text:p>1,78E-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table:style-name="ce3" office:value-type="float" office:value="0.0035218" calcext:value-type="float">
            <text:p>3,52E-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0.0028028" calcext:value-type="float">
            <text:p>0,00280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0.0220816" calcext:value-type="float">
            <text:p>0,02208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0.0122147" calcext:value-type="float">
            <text:p>0,01221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0.102159" calcext:value-type="float">
            <text:p>0,1021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0.006884" calcext:value-type="float">
            <text:p>0,0068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0.577249" calcext:value-type="float">
            <text:p>0,5772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0.0273006" calcext:value-type="float">
            <text:p>0,02730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5.85374" calcext:value-type="float">
            <text:p>5,853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0.0941037" calcext:value-type="float">
            <text:p>0,09410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.61781" calcext:value-type="float">
            <text:p>1,617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0.209855" calcext:value-type="float">
            <text:p>0,2098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1.80109" calcext:value-type="float">
            <text:p>1,801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.22481" calcext:value-type="float">
            <text:p>2,224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15.5448" calcext:value-type="float">
            <text:p>15,54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8.5215" calcext:value-type="float">
            <text:p>8,52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25.765" calcext:value-type="float">
            <text:p>325,7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81.8112" calcext:value-type="float">
            <text:p>81,81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574.767" calcext:value-type="float">
            <text:p>574,7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960.019" calcext:value-type="float">
            <text:p>960,0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10"/>
        </table:table-row>
      </table:table>
      <table:table table:name="Torres de Hanoi" table:style-name="ta1">
        <table:shapes>
          <draw:frame draw:z-index="0" draw:style-name="gr1" draw:text-style-name="P1" svg:width="159.97mm" svg:height="90.04mm" svg:x="113.99mm" svg:y="23.64mm">
            <loext:p draw:notify-on-update-of-ranges="'Torres de Hanoi'.B6:'Torres de Hanoi'.B6 'Torres de Hanoi'.B7:'Torres de Hanoi'.B70 'Torres de Hanoi'.C6:'Torres de Hanoi'.C6 'Torres de Hanoi'.C7:'Torres de Hanoi'.C7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8mm" svg:height="90.04mm" svg:x="114.26mm" svg:y="127.23mm">
            <loext:p draw:notify-on-update-of-ranges="'Torres de Hanoi'.B6:'Torres de Hanoi'.B6 'Torres de Hanoi'.B7:'Torres de Hanoi'.B70 'Torres de Hanoi'.D6:'Torres de Hanoi'.D6 'Torres de Hanoi'.D7:'Torres de Hanoi'.D7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8" table:default-cell-style-name="Default"/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11" table:number-rows-spanned="3">
            <text:p>Torres de Hanoi</text:p>
          </table:table-cell>
          <table:covered-table-cell table:number-columns-repeated="2" table:style-name="Default"/>
          <table:covered-table-cell table:number-columns-repeated="8"/>
        </table:table-row>
        <table:table-row table:style-name="ro1">
          <table:table-cell/>
          <table:covered-table-cell table:number-columns-repeated="3" table:style-name="Default"/>
          <table:covered-table-cell table:number-columns-repeated="8"/>
        </table:table-row>
        <table:table-row table:style-name="ro1">
          <table:table-cell/>
          <table:covered-table-cell table:number-columns-repeated="3" table:style-name="Default"/>
          <table:covered-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(N)</text:p>
          </table:table-cell>
          <table:table-cell table:style-name="ce4" office:value-type="string" calcext:value-type="string">
            <text:p>tiempo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POWER(2;[.B7])-1" office:value-type="float" office:value="1" calcext:value-type="float">
            <text:p>1</text:p>
          </table:table-cell>
          <table:table-cell table:style-name="ce3" office:value-type="float" office:value="0.0000009" calcext:value-type="float">
            <text:p>9,00E-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POWER(2;[.B8])-1" office:value-type="float" office:value="3" calcext:value-type="float">
            <text:p>3</text:p>
          </table:table-cell>
          <table:table-cell table:style-name="ce3" office:value-type="float" office:value="0.0000007" calcext:value-type="float">
            <text:p>7,00E-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POWER(2;[.B9])-1" office:value-type="float" office:value="7" calcext:value-type="float">
            <text:p>7</text:p>
          </table:table-cell>
          <table:table-cell table:style-name="ce3" office:value-type="float" office:value="0.0000007" calcext:value-type="float">
            <text:p>7,00E-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POWER(2;[.B10])-1" office:value-type="float" office:value="15" calcext:value-type="float">
            <text:p>15</text:p>
          </table:table-cell>
          <table:table-cell table:style-name="ce3" office:value-type="float" office:value="0.0000009" calcext:value-type="float">
            <text:p>9,00E-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POWER(2;[.B11])-1" office:value-type="float" office:value="31" calcext:value-type="float">
            <text:p>31</text:p>
          </table:table-cell>
          <table:table-cell table:style-name="ce3" office:value-type="float" office:value="0.0000009" calcext:value-type="float">
            <text:p>9,00E-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POWER(2;[.B12])-1" office:value-type="float" office:value="63" calcext:value-type="float">
            <text:p>63</text:p>
          </table:table-cell>
          <table:table-cell table:style-name="ce3" office:value-type="float" office:value="0.0000013" calcext:value-type="float">
            <text:p>1,30E-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POWER(2;[.B13])-1" office:value-type="float" office:value="127" calcext:value-type="float">
            <text:p>127</text:p>
          </table:table-cell>
          <table:table-cell table:style-name="ce3" office:value-type="float" office:value="0.000002" calcext:value-type="float">
            <text:p>2,00E-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POWER(2;[.B14])-1" office:value-type="float" office:value="255" calcext:value-type="float">
            <text:p>255</text:p>
          </table:table-cell>
          <table:table-cell table:style-name="ce3" office:value-type="float" office:value="0.000003" calcext:value-type="float">
            <text:p>3,00E-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POWER(2;[.B15])-1" office:value-type="float" office:value="511" calcext:value-type="float">
            <text:p>511</text:p>
          </table:table-cell>
          <table:table-cell table:style-name="ce3" office:value-type="float" office:value="0.0000047" calcext:value-type="float">
            <text:p>4,70E-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POWER(2;[.B16])-1" office:value-type="float" office:value="1023" calcext:value-type="float">
            <text:p>1023</text:p>
          </table:table-cell>
          <table:table-cell table:style-name="ce3" office:value-type="float" office:value="0.0000101" calcext:value-type="float">
            <text:p>1,01E-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POWER(2;[.B17])-1" office:value-type="float" office:value="2047" calcext:value-type="float">
            <text:p>2047</text:p>
          </table:table-cell>
          <table:table-cell table:style-name="ce3" office:value-type="float" office:value="0.0000182" calcext:value-type="float">
            <text:p>1,82E-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POWER(2;[.B18])-1" office:value-type="float" office:value="4095" calcext:value-type="float">
            <text:p>4095</text:p>
          </table:table-cell>
          <table:table-cell table:style-name="ce3" office:value-type="float" office:value="0.0000361" calcext:value-type="float">
            <text:p>3,61E-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POWER(2;[.B19])-1" office:value-type="float" office:value="8191" calcext:value-type="float">
            <text:p>8191</text:p>
          </table:table-cell>
          <table:table-cell table:style-name="ce3" office:value-type="float" office:value="0.00007" calcext:value-type="float">
            <text:p>7,00E-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POWER(2;[.B20])-1" office:value-type="float" office:value="16383" calcext:value-type="float">
            <text:p>16383</text:p>
          </table:table-cell>
          <table:table-cell office:value-type="float" office:value="0.0001412" calcext:value-type="float">
            <text:p>0,00014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POWER(2;[.B21])-1" office:value-type="float" office:value="32767" calcext:value-type="float">
            <text:p>32767</text:p>
          </table:table-cell>
          <table:table-cell office:value-type="float" office:value="0.0002393" calcext:value-type="float">
            <text:p>0,00023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POWER(2;[.B22])-1" office:value-type="float" office:value="65535" calcext:value-type="float">
            <text:p>65535</text:p>
          </table:table-cell>
          <table:table-cell office:value-type="float" office:value="0.0004815" calcext:value-type="float">
            <text:p>0,00048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POWER(2;[.B23])-1" office:value-type="float" office:value="131071" calcext:value-type="float">
            <text:p>131071</text:p>
          </table:table-cell>
          <table:table-cell office:value-type="float" office:value="0.0009631" calcext:value-type="float">
            <text:p>0,00096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POWER(2;[.B24])-1" office:value-type="float" office:value="262143" calcext:value-type="float">
            <text:p>262143</text:p>
          </table:table-cell>
          <table:table-cell office:value-type="float" office:value="0.001936" calcext:value-type="float">
            <text:p>0,0019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POWER(2;[.B25])-1" office:value-type="float" office:value="524287" calcext:value-type="float">
            <text:p>524287</text:p>
          </table:table-cell>
          <table:table-cell office:value-type="float" office:value="0.0038965" calcext:value-type="float">
            <text:p>0,00389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POWER(2;[.B26])-1" office:value-type="float" office:value="1048575" calcext:value-type="float">
            <text:p>1048575</text:p>
          </table:table-cell>
          <table:table-cell office:value-type="float" office:value="0.007959" calcext:value-type="float">
            <text:p>0,0079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POWER(2;[.B27])-1" office:value-type="float" office:value="2097151" calcext:value-type="float">
            <text:p>2097151</text:p>
          </table:table-cell>
          <table:table-cell office:value-type="float" office:value="0.0153998" calcext:value-type="float">
            <text:p>0,01539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POWER(2;[.B28])-1" office:value-type="float" office:value="4194303" calcext:value-type="float">
            <text:p>4194303</text:p>
          </table:table-cell>
          <table:table-cell office:value-type="float" office:value="0.02578" calcext:value-type="float">
            <text:p>0,025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POWER(2;[.B29])-1" office:value-type="float" office:value="8388607" calcext:value-type="float">
            <text:p>8388607</text:p>
          </table:table-cell>
          <table:table-cell office:value-type="float" office:value="0.0572007" calcext:value-type="float">
            <text:p>0,05720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POWER(2;[.B30])-1" office:value-type="float" office:value="16777215" calcext:value-type="float">
            <text:p>16777215</text:p>
          </table:table-cell>
          <table:table-cell office:value-type="float" office:value="0.140484" calcext:value-type="float">
            <text:p>0,1404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POWER(2;[.B31])-1" office:value-type="float" office:value="33554431" calcext:value-type="float">
            <text:p>33554431</text:p>
          </table:table-cell>
          <table:table-cell office:value-type="float" office:value="0.251698" calcext:value-type="float">
            <text:p>0,2516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POWER(2;[.B32])-1" office:value-type="float" office:value="67108863" calcext:value-type="float">
            <text:p>67108863</text:p>
          </table:table-cell>
          <table:table-cell office:value-type="float" office:value="0.513905" calcext:value-type="float">
            <text:p>0,5139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POWER(2;[.B33])-1" office:value-type="float" office:value="134217727" calcext:value-type="float">
            <text:p>134217727</text:p>
          </table:table-cell>
          <table:table-cell office:value-type="float" office:value="0.980853" calcext:value-type="float">
            <text:p>0,9808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POWER(2;[.B34])-1" office:value-type="float" office:value="268435455" calcext:value-type="float">
            <text:p>268435455</text:p>
          </table:table-cell>
          <table:table-cell office:value-type="float" office:value="1.80793" calcext:value-type="float">
            <text:p>1,807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POWER(2;[.B35])-1" office:value-type="float" office:value="536870911" calcext:value-type="float">
            <text:p>536870911</text:p>
          </table:table-cell>
          <table:table-cell office:value-type="float" office:value="3.72399" calcext:value-type="float">
            <text:p>3,723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POWER(2;[.B36])-1" office:value-type="float" office:value="1073741823" calcext:value-type="float">
            <text:p>1073741823</text:p>
          </table:table-cell>
          <table:table-cell office:value-type="float" office:value="7.2158" calcext:value-type="float">
            <text:p>7,21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POWER(2;[.B37])-1" office:value-type="float" office:value="2147483647" calcext:value-type="float">
            <text:p>2147483647</text:p>
          </table:table-cell>
          <table:table-cell office:value-type="float" office:value="15.5336" calcext:value-type="float">
            <text:p>15,53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POWER(2;[.B38])-1" office:value-type="float" office:value="4294967295" calcext:value-type="float">
            <text:p>4294967295</text:p>
          </table:table-cell>
          <table:table-cell office:value-type="float" office:value="31.4816" calcext:value-type="float">
            <text:p>31,48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POWER(2;[.B39])-1" office:value-type="float" office:value="8589934591" calcext:value-type="float">
            <text:p>8589934591</text:p>
          </table:table-cell>
          <table:table-cell office:value-type="float" office:value="60.9056" calcext:value-type="float">
            <text:p>60,90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POWER(2;[.B40])-1" office:value-type="float" office:value="17179869183" calcext:value-type="float">
            <text:p>17179869183</text:p>
          </table:table-cell>
          <table:table-cell office:value-type="float" office:value="123.639" calcext:value-type="float">
            <text:p>123,6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POWER(2;[.B41])-1" office:value-type="float" office:value="34359738367" calcext:value-type="float">
            <text:p>34359738367</text:p>
          </table:table-cell>
          <table:table-cell office:value-type="float" office:value="223.754" calcext:value-type="float">
            <text:p>223,7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POWER(2;[.B42])-1" office:value-type="float" office:value="68719476735" calcext:value-type="float">
            <text:p>68719476735</text:p>
          </table:table-cell>
          <table:table-cell office:value-type="float" office:value="452.425" calcext:value-type="float">
            <text:p>452,4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POWER(2;[.B43])-1" office:value-type="float" office:value="137438953471" calcext:value-type="float">
            <text:p>137438953471</text:p>
          </table:table-cell>
          <table:table-cell office:value-type="float" office:value="916.712" calcext:value-type="float">
            <text:p>916,7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POWER(2;[.B44])-1" office:value-type="float" office:value="274877906943" calcext:value-type="float">
            <text:p>274877906943</text:p>
          </table:table-cell>
          <table:table-cell office:value-type="float" office:value="1830.71" calcext:value-type="float">
            <text:p>1830,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POWER(2;[.B45])-1" office:value-type="float" office:value="549755813887" calcext:value-type="float">
            <text:p>549755813887</text:p>
          </table:table-cell>
          <table:table-cell office:value-type="float" office:value="3670.89" calcext:value-type="float">
            <text:p>3670,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POWER(2;[.B46])-1" office:value-type="float" office:value="1099511627775" calcext:value-type="float">
            <text:p>10995116277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POWER(2;[.B47])-1" office:value-type="float" office:value="2199023255551" calcext:value-type="float">
            <text:p>21990232555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POWER(2;[.B48])-1" office:value-type="float" office:value="4398046511103" calcext:value-type="float">
            <text:p>439804651110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POWER(2;[.B49])-1" office:value-type="float" office:value="8796093022207" calcext:value-type="float">
            <text:p>879609302220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POWER(2;[.B50])-1" office:value-type="float" office:value="17592186044415" calcext:value-type="float">
            <text:p>175921860444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POWER(2;[.B51])-1" office:value-type="float" office:value="35184372088831" calcext:value-type="float">
            <text:p>351843720888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POWER(2;[.B52])-1" office:value-type="float" office:value="70368744177663" calcext:value-type="float">
            <text:p>703687441776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POWER(2;[.B53])-1" office:value-type="float" office:value="140737488355327" calcext:value-type="float">
            <text:p>14073748835532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POWER(2;[.B54])-1" office:value-type="float" office:value="281474976710655" calcext:value-type="float">
            <text:p>2814749767106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POWER(2;[.B55])-1" office:value-type="float" office:value="562949953421311" calcext:value-type="float">
            <text:p>56294995342131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POWER(2;[.B56])-1" office:value-type="float" office:value="1125899906842623" calcext:value-type="float">
            <text:p>112589990684262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POWER(2;[.B57])-1" office:value-type="float" office:value="2251799813685247" calcext:value-type="float">
            <text:p>225179981368524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POWER(2;[.B58])-1" office:value-type="float" office:value="4503599627370495" calcext:value-type="float">
            <text:p>450359962737049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POWER(2;[.B59])-1" office:value-type="float" office:value="9007199254740991" calcext:value-type="float">
            <text:p>900719925474099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POWER(2;[.B60])-1" office:value-type="float" office:value="1.8014398509482E+016" calcext:value-type="float">
            <text:p>1,8014398509482E+0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POWER(2;[.B61])-1" office:value-type="float" office:value="3.6028797018964E+016" calcext:value-type="float">
            <text:p>3,6028797018964E+0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POWER(2;[.B62])-1" office:value-type="float" office:value="7.20575940379279E+016" calcext:value-type="float">
            <text:p>7,20575940379279E+0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POWER(2;[.B63])-1" office:value-type="float" office:value="1.44115188075856E+017" calcext:value-type="float">
            <text:p>1,44115188075856E+0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POWER(2;[.B64])-1" office:value-type="float" office:value="2.88230376151712E+017" calcext:value-type="float">
            <text:p>2,88230376151712E+0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POWER(2;[.B65])-1" office:value-type="float" office:value="5.76460752303424E+017" calcext:value-type="float">
            <text:p>5,76460752303424E+0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POWER(2;[.B66])-1" office:value-type="float" office:value="1.15292150460685E+018" calcext:value-type="float">
            <text:p>1,15292150460685E+01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POWER(2;[.B67])-1" office:value-type="float" office:value="2.30584300921369E+018" calcext:value-type="float">
            <text:p>2,30584300921369E+01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POWER(2;[.B68])-1" office:value-type="float" office:value="4.61168601842739E+018" calcext:value-type="float">
            <text:p>4,61168601842739E+01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POWER(2;[.B69])-1" office:value-type="float" office:value="9.22337203685478E+018" calcext:value-type="float">
            <text:p>9,22337203685478E+01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POWER(2;[.B70])-1" office:value-type="float" office:value="1.84467440737096E+019" calcext:value-type="float">
            <text:p>1,84467440737096E+019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8:37:22.899239425</meta:creation-date>
    <dc:date>2018-09-16T20:19:32.607659052</dc:date>
    <meta:editing-duration>PT1M32S</meta:editing-duration>
    <meta:editing-cycles>1</meta:editing-cycles>
    <meta:document-statistic meta:table-count="2" meta:cell-count="252" meta:object-count="4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scatter" chart:style-name="ch1">
        <chart:title svg:x="6.155cm" svg:y="0.316cm" chart:style-name="ch2">
          <text:p>Gráfica de tiempo</text:p>
        </chart:title>
        <chart:legend chart:legend-position="end" svg:x="13.621cm" svg:y="4.203cm" style:legend-expansion="high" chart:style-name="ch3"/>
        <chart:plot-area chart:style-name="ch4" table:cell-range-address="'Damas de ajedrez'.B6:'Damas de ajedrez'.B53 'Damas de ajedrez'.D6:'Damas de ajedrez'.D53" chart:data-source-has-labels="row" svg:x="1.33cm" svg:y="1.275cm" svg:width="11.972cm" svg:height="6.569cm">
          <chartooo:coordinate-region svg:x="3.063cm" svg:y="1.474cm" svg:width="10.052cm" svg:height="5.723cm"/>
          <chart:axis chart:dimension="x" chart:name="primary-x" chart:style-name="ch5">
            <chart:title svg:x="7.14cm" svg:y="8.024cm" chart:style-name="ch6">
              <text:p>N</text:p>
            </chart:title>
            <chart:grid chart:style-name="ch7" chart:class="major"/>
          </chart:axis>
          <chart:axis chart:dimension="y" chart:name="primary-y" chart:style-name="ch8">
            <chart:title svg:x="0.451cm" svg:y="5.106cm" chart:style-name="ch9">
              <text:p>tiempo</text:p>
            </chart:title>
            <chart:grid chart:style-name="ch7" chart:class="major"/>
          </chart:axis>
          <chart:series chart:style-name="ch10" chart:values-cell-range-address="'Damas de ajedrez'.D7:'Damas de ajedrez'.D53" chart:label-cell-address="'Damas de ajedrez'.D6:'Damas de ajedrez'.D6" chart:class="chart:scatter">
            <chart:domain table:cell-range-address="'Damas de ajedrez'.B7:'Damas de ajedrez'.B53"/>
            <chart:data-point chart:repeated="4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tiempo</text:p>
                <draw:g>
                  <svg:desc>'Damas de ajedrez'.D6:'Damas de ajedrez'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Damas de ajedrez'.B7:'Damas de ajedrez'.B53</svg:desc>
                </draw:g>
              </table:table-cell>
              <table:table-cell office:value-type="float" office:value="0.000005">
                <text:p>0.000005</text:p>
                <draw:g>
                  <svg:desc>'Damas de ajedrez'.D7:'Damas de ajedrez'.D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000031">
                <text:p>0.00000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0000209">
                <text:p>0.0000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000063">
                <text:p>0.00000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001019">
                <text:p>0.00010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0000421">
                <text:p>0.00004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001258">
                <text:p>0.00012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0.0000618">
                <text:p>0.00006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.0003666">
                <text:p>0.00036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0001784">
                <text:p>0.00017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0.0035218">
                <text:p>0.00352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0.0028028">
                <text:p>0.00280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0.0220816">
                <text:p>0.02208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0.0122147">
                <text:p>0.01221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0.102159">
                <text:p>0.1021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0.006884">
                <text:p>0.0068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0.577249">
                <text:p>0.577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0.0273006">
                <text:p>0.02730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5.85374">
                <text:p>5.853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0941037">
                <text:p>0.09410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1.61781">
                <text:p>1.617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0.209855">
                <text:p>0.2098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1.80109">
                <text:p>1.801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.22481">
                <text:p>2.224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15.5448">
                <text:p>15.54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8.5215">
                <text:p>8.52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325.765">
                <text:p>325.7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81.8112">
                <text:p>81.81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574.767">
                <text:p>574.7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960.019">
                <text:p>960.0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scatter" chart:style-name="ch1">
        <chart:title svg:x="6.433cm" svg:y="0.316cm" chart:style-name="ch2">
          <text:p>Gráfica de t(N)</text:p>
        </chart:title>
        <chart:legend chart:legend-position="end" svg:x="14.097cm" svg:y="4.203cm" style:legend-expansion="high" chart:style-name="ch3"/>
        <chart:plot-area chart:style-name="ch4" table:cell-range-address="'Damas de ajedrez'.B6:'Damas de ajedrez'.C53" chart:data-source-has-labels="row" svg:x="1.33cm" svg:y="1.275cm" svg:width="12.448cm" svg:height="6.569cm">
          <chartooo:coordinate-region svg:x="1.766cm" svg:y="1.474cm" svg:width="11.64cm" svg:height="5.723cm"/>
          <chart:axis chart:dimension="x" chart:name="primary-x" chart:style-name="ch5">
            <chart:title svg:x="7.378cm" svg:y="8.024cm" chart:style-name="ch6">
              <text:p>N</text:p>
            </chart:title>
            <chart:grid chart:style-name="ch7" chart:class="major"/>
          </chart:axis>
          <chart:axis chart:dimension="y" chart:name="primary-y" chart:style-name="ch5">
            <chart:title svg:x="0.451cm" svg:y="4.881cm" chart:style-name="ch8">
              <text:p>t(N)</text:p>
            </chart:title>
            <chart:grid chart:style-name="ch7" chart:class="major"/>
          </chart:axis>
          <chart:series chart:style-name="ch9" chart:values-cell-range-address="'Damas de ajedrez'.C7:'Damas de ajedrez'.C53" chart:label-cell-address="'Damas de ajedrez'.C6:'Damas de ajedrez'.C6" chart:class="chart:scatter">
            <chart:domain table:cell-range-address="'Damas de ajedrez'.B7:'Damas de ajedrez'.B53"/>
            <chart:data-point chart:repeated="4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t(N)</text:p>
                <draw:g>
                  <svg:desc>'Damas de ajedrez'.C6:'Damas de ajedrez'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Damas de ajedrez'.B7:'Damas de ajedrez'.B53</svg:desc>
                </draw:g>
              </table:table-cell>
              <table:table-cell office:value-type="float" office:value="NaN">
                <text:p>NaN</text:p>
                <draw:g>
                  <svg:desc>'Damas de ajedrez'.C7:'Damas de ajedrez'.C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434cm" svg:y="0.316cm" chart:style-name="ch2">
          <text:p>Gráfica de t(N)</text:p>
        </chart:title>
        <chart:legend chart:legend-position="end" svg:x="14.098cm" svg:y="4.203cm" style:legend-expansion="high" chart:style-name="ch3"/>
        <chart:plot-area chart:style-name="ch4" table:cell-range-address="'Torres de Hanoi'.B6:'Torres de Hanoi'.C70" chart:data-source-has-labels="row" svg:x="1.33cm" svg:y="1.275cm" svg:width="12.449cm" svg:height="6.569cm">
          <chartooo:coordinate-region svg:x="2.772cm" svg:y="1.475cm" svg:width="10.529cm" svg:height="5.722cm"/>
          <chart:axis chart:dimension="x" chart:name="primary-x" chart:style-name="ch5">
            <chart:title svg:x="7.378cm" svg:y="8.024cm" chart:style-name="ch6">
              <text:p>N</text:p>
            </chart:title>
            <chart:grid chart:style-name="ch7" chart:class="major"/>
          </chart:axis>
          <chart:axis chart:dimension="y" chart:name="primary-y" chart:style-name="ch5">
            <chart:title svg:x="0.451cm" svg:y="4.881cm" chart:style-name="ch8">
              <text:p>t(N)</text:p>
            </chart:title>
            <chart:grid chart:style-name="ch7" chart:class="major"/>
          </chart:axis>
          <chart:series chart:style-name="ch9" chart:values-cell-range-address="'Torres de Hanoi'.C7:'Torres de Hanoi'.C70" chart:label-cell-address="'Torres de Hanoi'.C6:'Torres de Hanoi'.C6" chart:class="chart:scatter">
            <chart:domain table:cell-range-address="'Torres de Hanoi'.B7:'Torres de Hanoi'.B70"/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t(N)</text:p>
                <draw:g>
                  <svg:desc>'Torres de Hanoi'.C6:'Torres de Hanoi'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orres de Hanoi'.B7:'Torres de Hanoi'.B70</svg:desc>
                </draw:g>
              </table:table-cell>
              <table:table-cell office:value-type="float" office:value="1">
                <text:p>1</text:p>
                <draw:g>
                  <svg:desc>'Torres de Hanoi'.C7:'Torres de Hanoi'.C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191">
                <text:p>81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383">
                <text:p>163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2767">
                <text:p>327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31071">
                <text:p>1310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62143">
                <text:p>2621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24287">
                <text:p>5242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48575">
                <text:p>10485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097151">
                <text:p>20971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194303">
                <text:p>41943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388607">
                <text:p>83886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6777215">
                <text:p>167772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3554431">
                <text:p>335544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7108863">
                <text:p>671088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34217727">
                <text:p>1342177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68435455">
                <text:p>2684354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36870911">
                <text:p>5368709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73741823">
                <text:p>10737418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147483647">
                <text:p>21474836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294967295">
                <text:p>42949672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589934591">
                <text:p>85899345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7179869183">
                <text:p>171798691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4359738367">
                <text:p>343597383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8719476735">
                <text:p>687194767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37438953471">
                <text:p>1374389534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74877906943">
                <text:p>2748779069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49755813887">
                <text:p>5497558138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099511627775">
                <text:p>10995116277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199023255551">
                <text:p>21990232555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398046511103">
                <text:p>43980465111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8796093022207">
                <text:p>87960930222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7592186044415">
                <text:p>175921860444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5184372088831">
                <text:p>351843720888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70368744177663">
                <text:p>703687441776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40737488355327">
                <text:p>1407374883553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81474976710655">
                <text:p>2814749767106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62949953421311">
                <text:p>5629499534213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125899906842623">
                <text:p>11258999068426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251799813685247">
                <text:p>22517998136852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503599627370495">
                <text:p>45035996273704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9007199254740991">
                <text:p>90071992547409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8014398509482E+016">
                <text:p>1.8014398509482E+0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3.6028797018964E+016">
                <text:p>3.6028797018964E+0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7.20575940379279E+016">
                <text:p>7.20575940379279E+0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44115188075856E+017">
                <text:p>1.44115188075856E+0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.88230376151712E+017">
                <text:p>2.88230376151712E+0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.76460752303424E+017">
                <text:p>5.76460752303424E+0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15292150460685E+018">
                <text:p>1.15292150460685E+0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.30584300921369E+018">
                <text:p>2.30584300921369E+0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4.61168601842739E+018">
                <text:p>4.61168601842739E+0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9.22337203685478E+018">
                <text:p>9.22337203685478E+0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84467440737096E+019">
                <text:p>1.84467440737096E+0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title svg:x="6.156cm" svg:y="0.316cm" chart:style-name="ch2">
          <text:p>Gráfica de tiempo</text:p>
        </chart:title>
        <chart:legend chart:legend-position="end" svg:x="13.623cm" svg:y="4.203cm" style:legend-expansion="high" chart:style-name="ch3"/>
        <chart:plot-area chart:style-name="ch4" table:cell-range-address="'Torres de Hanoi'.B6:'Torres de Hanoi'.B70 'Torres de Hanoi'.D6:'Torres de Hanoi'.D70" chart:data-source-has-labels="row" svg:x="1.33cm" svg:y="1.275cm" svg:width="11.974cm" svg:height="6.569cm">
          <chartooo:coordinate-region svg:x="3.063cm" svg:y="1.474cm" svg:width="10.054cm" svg:height="5.723cm"/>
          <chart:axis chart:dimension="x" chart:name="primary-x" chart:style-name="ch5">
            <chart:title svg:x="7.141cm" svg:y="8.024cm" chart:style-name="ch6">
              <text:p>N</text:p>
            </chart:title>
            <chart:grid chart:style-name="ch7" chart:class="major"/>
          </chart:axis>
          <chart:axis chart:dimension="y" chart:name="primary-y" chart:style-name="ch8">
            <chart:title svg:x="0.451cm" svg:y="5.106cm" chart:style-name="ch9">
              <text:p>tiempo</text:p>
            </chart:title>
            <chart:grid chart:style-name="ch7" chart:class="major"/>
          </chart:axis>
          <chart:series chart:style-name="ch10" chart:values-cell-range-address="'Torres de Hanoi'.D7:'Torres de Hanoi'.D70" chart:label-cell-address="'Torres de Hanoi'.D6:'Torres de Hanoi'.D6" chart:class="chart:scatter">
            <chart:domain table:cell-range-address="'Torres de Hanoi'.B7:'Torres de Hanoi'.B70"/>
            <chart:data-point chart:repeated="6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tiempo</text:p>
                <draw:g>
                  <svg:desc>'Torres de Hanoi'.D6:'Torres de Hanoi'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orres de Hanoi'.B7:'Torres de Hanoi'.B70</svg:desc>
                </draw:g>
              </table:table-cell>
              <table:table-cell office:value-type="float" office:value="0.0000009">
                <text:p>0.0000009</text:p>
                <draw:g>
                  <svg:desc>'Torres de Hanoi'.D7:'Torres de Hanoi'.D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0007">
                <text:p>0.00000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007">
                <text:p>0.00000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009">
                <text:p>0.00000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0009">
                <text:p>0.00000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0013">
                <text:p>0.00000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0047">
                <text:p>0.00000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101">
                <text:p>0.00001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0182">
                <text:p>0.0000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00361">
                <text:p>0.00003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01412">
                <text:p>0.00014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02393">
                <text:p>0.00023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04815">
                <text:p>0.00048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09631">
                <text:p>0.00096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1936">
                <text:p>0.0019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38965">
                <text:p>0.00389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7959">
                <text:p>0.0079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153998">
                <text:p>0.01539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2578">
                <text:p>0.025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572007">
                <text:p>0.05720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140484">
                <text:p>0.1404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251698">
                <text:p>0.2516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513905">
                <text:p>0.5139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80853">
                <text:p>0.9808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80793">
                <text:p>1.807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.72399">
                <text:p>3.723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.2158">
                <text:p>7.21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5.5336">
                <text:p>15.53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1.4816">
                <text:p>31.48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0.9056">
                <text:p>60.90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23.639">
                <text:p>123.6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23.754">
                <text:p>223.7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52.425">
                <text:p>452.4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16.712">
                <text:p>916.7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830.71">
                <text:p>1830.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670.89">
                <text:p>3670.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